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Seans 1: Finansal Okuryazarlığa Giriş – Uygulama Adımları</text:span></text:h>
      <text:p text:style-name="Text_20_body"><text:span text:style-name="Strong_20_Emphasis">Süre: 60 dk</text:span></text:p>
      <text:list text:style-name="L1">
        <text:list-item>
          <text:p text:style-name="P1"><text:span text:style-name="Strong_20_Emphasis">Örnek Gelir Tablosu Verme (5 dk)</text:span></text:p>
          <text:list>
            <text:list-item>
              <text:p text:style-name="P1">Katılımcılara 5000 TL aylık gelir üzerinden örnek tablo göster.</text:p>
            </text:list-item>
            <text:list-item>
              <text:p text:style-name="P1">Gelir kalemlerini yaz: maaş, ek gelirler vb.</text:p>
            </text:list-item>
          </text:list>
        </text:list-item>
        <text:list-item>
          <text:p text:style-name="P1"><text:span text:style-name="Strong_20_Emphasis">Temel Gider Kalemlerini Listeleme (10 dk)</text:span></text:p>
          <text:list>
            <text:list-item>
              <text:p text:style-name="P1">Kira, yiyecek, ulaşım, faturalar, eğlence gibi giderleri tabloya ekle.</text:p>
            </text:list-item>
          </text:list>
        </text:list-item>
        <text:list-item>
          <text:p text:style-name="P1"><text:span text:style-name="Strong_20_Emphasis">Kendi Gelir ve Giderlerini Hesaplama (15 dk)</text:span></text:p>
          <text:list>
            <text:list-item>
              <text:p text:style-name="P1">Katılımcılardan kendi gelirlerini ve tahmini giderlerini tabloya yazmalarını iste.</text:p>
            </text:list-item>
          </text:list>
        </text:list-item>
        <text:list-item>
          <text:p text:style-name="P1"><text:span text:style-name="Strong_20_Emphasis">Gelir-Gider Dengesi Hesaplama (10 dk)</text:span></text:p>
          <text:list>
            <text:list-item>
              <text:p text:style-name="P1">Gelir – Gider = Kalan miktar</text:p>
            </text:list-item>
            <text:list-item>
              <text:p text:style-name="P1">Eğer gider &gt; gelir ise, tasarruf için hangi giderlerin azaltılabileceğini tartışın.</text:p>
            </text:list-item>
          </text:list>
        </text:list-item>
        <text:list-item>
          <text:p text:style-name="P1"><text:span text:style-name="Strong_20_Emphasis">Tasarruf Hedefi Belirleme (10 dk)</text:span></text:p>
          <text:list>
            <text:list-item>
              <text:p text:style-name="P1">Kalan miktardan ne kadarını tasarruf edebileceklerini belirleyin.</text:p>
            </text:list-item>
          </text:list>
        </text:list-item>
        <text:list-item>
          <text:p text:style-name="P1"><text:span text:style-name="Strong_20_Emphasis">Grafik ile Görselleştirme (10 dk)</text:span></text:p>
          <text:list>
            <text:list-item>
              <text:p text:style-name="P1">Gelir ve gider dağılımını basit bir pasta grafiği ile gösterin.</text:p>
            </text:list-item>
            <text:list-item>
              <text:p text:style-name="P1">Tartışma: Tasarrufun önemi ve gelir-gider dengesinin faydası.</text:p>
            </text:list-item>
          </text:list>
        </text:list-item>
      </text:list>
      <text:p text:style-name="Horizontal_20_Line"/>
      <text:h text:style-name="Heading_20_1" text:outline-level="1"><text:span text:style-name="Strong_20_Emphasis"/></text:h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h text:style-name="Heading_20_1" text:outline-level="1"><text:soft-page-break/><text:span text:style-name="Strong_20_Emphasis">Seans 2: Bütçe ve Harcama Yönetimi – Uygulama Adımları</text:span></text:h>
      <text:p text:style-name="Text_20_body"><text:span text:style-name="Strong_20_Emphasis">Süre: 70 dk</text:span></text:p>
      <text:list text:style-name="L2">
        <text:list-item>
          <text:p text:style-name="P2"><text:span text:style-name="Strong_20_Emphasis">Gelir ve Giderlerini Listeleme (10 dk)</text:span></text:p>
          <text:list>
            <text:list-item>
              <text:p text:style-name="P2">Katılımcılar kendi gelir ve giderlerini Excel veya kağıda yazsın.</text:p>
            </text:list-item>
          </text:list>
        </text:list-item>
        <text:list-item>
          <text:p text:style-name="P2"><text:span text:style-name="Strong_20_Emphasis">50/30/20 Kuralını Uygulama (15 dk)</text:span></text:p>
          <text:list>
            <text:list-item>
              <text:p text:style-name="P2">%50 temel ihtiyaç, %30 istek, %20 tasarruf</text:p>
            </text:list-item>
            <text:list-item>
              <text:p text:style-name="P2">Giderleri uygun kategorilere ayırın.</text:p>
            </text:list-item>
          </text:list>
        </text:list-item>
        <text:list-item>
          <text:p text:style-name="P2"><text:span text:style-name="Strong_20_Emphasis">Aylık Bütçe Tablosu Oluşturma (15 dk)</text:span></text:p>
          <text:list>
            <text:list-item>
              <text:p text:style-name="P2">Gelir, gider ve tasarrufu tabloya ekleyin.</text:p>
            </text:list-item>
            <text:list-item>
              <text:p text:style-name="P2">Kalan miktarı ve kategoriler arası dengeyi kontrol edin.</text:p>
            </text:list-item>
          </text:list>
        </text:list-item>
        <text:list-item>
          <text:p text:style-name="P2"><text:span text:style-name="Strong_20_Emphasis">Simülasyon / Örnek Senaryo (15 dk)</text:span></text:p>
          <text:list>
            <text:list-item>
              <text:p text:style-name="P2">Katılımcılara ek bir harcama senaryosu verin (örn. beklenmedik 500 TL masraf)</text:p>
            </text:list-item>
            <text:list-item>
              <text:p text:style-name="P2">Tabloyu güncelleyerek bütçeye etkisini gösterin.</text:p>
            </text:list-item>
          </text:list>
        </text:list-item>
        <text:list-item>
          <text:p text:style-name="P2"><text:span text:style-name="Strong_20_Emphasis">Gereksiz Harcamaları Belirleme (10 dk)</text:span></text:p>
          <text:list>
            <text:list-item>
              <text:p text:style-name="P2">İstekler kategorisindeki harcamaları gözden geçirin.</text:p>
            </text:list-item>
            <text:list-item>
              <text:p text:style-name="P2">Azaltılabilecek veya ertelenebilecek harcamaları belirleyin.</text:p>
            </text:list-item>
          </text:list>
        </text:list-item>
        <text:list-item>
          <text:p text:style-name="P2"><text:span text:style-name="Strong_20_Emphasis">Tartışma (5 dk)</text:span></text:p>
          <text:list>
            <text:list-item>
              <text:p text:style-name="P2">Harcamaları önceliklendirme neden önemlidir?</text:p>
            </text:list-item>
          </text:list>
        </text:list-item>
      </text:list>
      <text:p text:style-name="Horizontal_20_Line"/>
      <text:h text:style-name="Heading_20_1" text:outline-level="1"><text:span text:style-name="Strong_20_Emphasis"/></text:h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h text:style-name="Heading_20_1" text:outline-level="1"><text:soft-page-break/><text:span text:style-name="Strong_20_Emphasis">Seans 3: Tasarruf ve Acil Durum Fonları – Uygulama Adımları</text:span></text:h>
      <text:p text:style-name="Text_20_body"><text:span text:style-name="Strong_20_Emphasis">Süre: 60 dk</text:span></text:p>
      <text:list text:style-name="L3">
        <text:list-item>
          <text:p text:style-name="P3"><text:span text:style-name="Strong_20_Emphasis">Aylık Tasarruf Hesaplama (10 dk)</text:span></text:p>
          <text:list>
            <text:list-item>
              <text:p text:style-name="P3">Gelir ve gider tablosundan tasarruf miktarını belirleyin.</text:p>
            </text:list-item>
          </text:list>
        </text:list-item>
        <text:list-item>
          <text:p text:style-name="P3"><text:span text:style-name="Strong_20_Emphasis">Acil Durum Fonunu Planlama (15 dk)</text:span></text:p>
          <text:list>
            <text:list-item>
              <text:p text:style-name="P3">Önerilen 3–6 aylık gider üzerinden fon miktarını hesaplayın.</text:p>
            </text:list-item>
          </text:list>
        </text:list-item>
        <text:list-item>
          <text:p text:style-name="P3"><text:span text:style-name="Strong_20_Emphasis">Tasarruf Hedeflerini Kategorize Etme (15 dk)</text:span></text:p>
          <text:list>
            <text:list-item>
              <text:p text:style-name="P3">Kısa (1 yıl), orta (1–5 yıl), uzun (5+ yıl) vadeli hedefler belirleyin.</text:p>
            </text:list-item>
          </text:list>
        </text:list-item>
        <text:list-item>
          <text:p text:style-name="P3"><text:span text:style-name="Strong_20_Emphasis">Grafik ile Görselleştirme (10 dk)</text:span></text:p>
          <text:list>
            <text:list-item>
              <text:p text:style-name="P3">Tasarruf hedeflerini çubuk veya pasta grafiği ile gösterin.</text:p>
            </text:list-item>
          </text:list>
        </text:list-item>
        <text:list-item>
          <text:p text:style-name="P3"><text:span text:style-name="Strong_20_Emphasis">Tartışma (10 dk)</text:span></text:p>
          <text:list>
            <text:list-item>
              <text:p text:style-name="P3">Tasarruf alışkanlıklarını arttırmak için yöntemler ve motivasyon konuşması.</text:p>
            </text:list-item>
          </text:list>
        </text:list-item>
      </text:list>
      <text:p text:style-name="Horizontal_20_Line"/>
      <text:h text:style-name="Heading_20_1" text:outline-level="1"><text:span text:style-name="Strong_20_Emphasis"/></text:h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h text:style-name="Heading_20_1" text:outline-level="1"><text:soft-page-break/><text:span text:style-name="Strong_20_Emphasis">Seans 4: Borç ve Kredi Yönetimi – Uygulama Adımları</text:span></text:h>
      <text:p text:style-name="Text_20_body"><text:span text:style-name="Strong_20_Emphasis">Süre: 70 dk</text:span></text:p>
      <text:list text:style-name="L4">
        <text:list-item>
          <text:p text:style-name="P4"><text:span text:style-name="Strong_20_Emphasis">Örnek Borç Tablosu Oluşturma (10 dk)</text:span></text:p>
          <text:list>
            <text:list-item>
              <text:p text:style-name="P4">Farklı borç türleri ve faiz oranlarıyla tablo hazırlayın.</text:p>
            </text:list-item>
          </text:list>
        </text:list-item>
        <text:list-item>
          <text:p text:style-name="P4"><text:span text:style-name="Strong_20_Emphasis">Borç Ödeme Planı Hazırlama (15 dk)</text:span></text:p>
          <text:list>
            <text:list-item>
              <text:p text:style-name="P4">Minimum ödeme, toplam borç ve faiz hesaplama adımlarını yapın.</text:p>
            </text:list-item>
          </text:list>
        </text:list-item>
        <text:list-item>
          <text:p text:style-name="P4"><text:span text:style-name="Strong_20_Emphasis">Faiz ve Ödeme Süresi Simülasyonu (15 dk)</text:span></text:p>
          <text:list>
            <text:list-item>
              <text:p text:style-name="P4">Borcun erken ödenmesi durumunda tasarruf edilen faiz hesaplama.</text:p>
            </text:list-item>
          </text:list>
        </text:list-item>
        <text:list-item>
          <text:p text:style-name="P4"><text:span text:style-name="Strong_20_Emphasis">Öncelikli Borçları Belirleme (10 dk)</text:span></text:p>
          <text:list>
            <text:list-item>
              <text:p text:style-name="P4">En yüksek faizli borçlardan başlamak gibi stratejiyi uygulayın.</text:p>
            </text:list-item>
          </text:list>
        </text:list-item>
        <text:list-item>
          <text:p text:style-name="P4"><text:span text:style-name="Strong_20_Emphasis">Senaryo Uygulaması (10 dk)</text:span></text:p>
          <text:list>
            <text:list-item>
              <text:p text:style-name="P4">Örnek ek borç ve ödemeye etkisi üzerinde çalışın.</text:p>
            </text:list-item>
          </text:list>
        </text:list-item>
        <text:list-item>
          <text:p text:style-name="P4"><text:span text:style-name="Strong_20_Emphasis">Tartışma (10 dk)</text:span></text:p>
          <text:list>
            <text:list-item>
              <text:p text:style-name="P4">Borç yönetiminde dikkat edilmesi gereken noktaları grup tartışması ile pekiştirin.</text:p>
            </text:list-item>
          </text:list>
        </text:list-item>
      </text:list>
      <text:p text:style-name="Horizontal_20_Line"/>
      <text:h text:style-name="Heading_20_1" text:outline-level="1"><text:span text:style-name="Strong_20_Emphasis"/></text:h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h text:style-name="Heading_20_1" text:outline-level="1"><text:soft-page-break/><text:span text:style-name="Strong_20_Emphasis">Seans 5: Bankacılık ve Finansal Ürünler – Uygulama Adımları</text:span></text:h>
      <text:p text:style-name="Text_20_body"><text:span text:style-name="Strong_20_Emphasis">Süre: 60 dk</text:span></text:p>
      <text:list text:style-name="L5">
        <text:list-item>
          <text:p text:style-name="P5"><text:span text:style-name="Strong_20_Emphasis">Banka Hesaplarını Karşılaştırma (10 dk)</text:span></text:p>
          <text:list>
            <text:list-item>
              <text:p text:style-name="P5">Vadesiz ve vadeli hesapların faiz ve kullanım farklarını tabloya yazın.</text:p>
            </text:list-item>
          </text:list>
        </text:list-item>
        <text:list-item>
          <text:p text:style-name="P5"><text:span text:style-name="Strong_20_Emphasis">Finansal Ürün Tablosu Oluşturma (15 dk)</text:span></text:p>
          <text:list>
            <text:list-item>
              <text:p text:style-name="P5">Mevduat, bono, yatırım fonu gibi ürünleri listeleyin, risk ve getiri notları ekleyin.</text:p>
            </text:list-item>
          </text:list>
        </text:list-item>
        <text:list-item>
          <text:p text:style-name="P5"><text:span text:style-name="Strong_20_Emphasis">Kendi Finansal İhtiyaçlarını Belirleme (15 dk)</text:span></text:p>
          <text:list>
            <text:list-item>
              <text:p text:style-name="P5">Hangi ürün hangi amaca uygundur? Karar tablosu oluşturun.</text:p>
            </text:list-item>
          </text:list>
        </text:list-item>
        <text:list-item>
          <text:p text:style-name="P5"><text:span text:style-name="Strong_20_Emphasis">Online Bankacılık Simülasyonu (10 dk)</text:span></text:p>
          <text:list>
            <text:list-item>
              <text:p text:style-name="P5">Ödeme ve transfer senaryolarını gösterin.</text:p>
            </text:list-item>
          </text:list>
        </text:list-item>
        <text:list-item>
          <text:p text:style-name="P5"><text:span text:style-name="Strong_20_Emphasis">Tartışma (10 dk)</text:span></text:p>
          <text:list>
            <text:list-item>
              <text:p text:style-name="P5">Finansal ürün seçiminin gelir ve hedeflere etkisi.</text:p>
            </text:list-item>
          </text:list>
        </text:list-item>
      </text:list>
      <text:p text:style-name="Horizontal_20_Line"/>
      <text:h text:style-name="Heading_20_1" text:outline-level="1"><text:span text:style-name="Strong_20_Emphasis"/></text:h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h text:style-name="Heading_20_1" text:outline-level="1"><text:soft-page-break/><text:span text:style-name="Strong_20_Emphasis">Seans 6: Yatırım Temelleri – Uygulama Adımları</text:span></text:h>
      <text:p text:style-name="Text_20_body"><text:span text:style-name="Strong_20_Emphasis">Süre: 70 dk</text:span></text:p>
      <text:list text:style-name="L6">
        <text:list-item>
          <text:p text:style-name="P6"><text:span text:style-name="Strong_20_Emphasis">Sanal Portföy Oluşturma (10 dk)</text:span></text:p>
          <text:list>
            <text:list-item>
              <text:p text:style-name="P6">Katılımcılara 10.000 TL başlangıç sermayesi verin.</text:p>
            </text:list-item>
          </text:list>
        </text:list-item>
        <text:list-item>
          <text:p text:style-name="P6"><text:span text:style-name="Strong_20_Emphasis">Yatırım Araçlarını Seçme (15 dk)</text:span></text:p>
          <text:list>
            <text:list-item>
              <text:p text:style-name="P6">Hisse, tahvil, fon ve kripto gibi araçları portföye ekleyin.</text:p>
            </text:list-item>
          </text:list>
        </text:list-item>
        <text:list-item>
          <text:p text:style-name="P6"><text:span text:style-name="Strong_20_Emphasis">Getiri ve Risk Hesaplama (15 dk)</text:span></text:p>
          <text:list>
            <text:list-item>
              <text:p text:style-name="P6">Basit senaryolarla yatırımın risk ve getirisini simüle edin.</text:p>
            </text:list-item>
          </text:list>
        </text:list-item>
        <text:list-item>
          <text:p text:style-name="P6"><text:span text:style-name="Strong_20_Emphasis">Portföy Çeşitlendirme (10 dk)</text:span></text:p>
          <text:list>
            <text:list-item>
              <text:p text:style-name="P6">Farklı araçlarla riski dağıtma ve avantajları gösterme.</text:p>
            </text:list-item>
          </text:list>
        </text:list-item>
        <text:list-item>
          <text:p text:style-name="P6"><text:span text:style-name="Strong_20_Emphasis">Uzun Vadeli Senaryo (10 dk)</text:span></text:p>
          <text:list>
            <text:list-item>
              <text:p text:style-name="P6">1 yıl, 3 yıl ve 5 yıl yatırım getirilerini tahmini olarak hesaplayın.</text:p>
            </text:list-item>
          </text:list>
        </text:list-item>
        <text:list-item>
          <text:p text:style-name="P6"><text:span text:style-name="Strong_20_Emphasis">Tartışma (10 dk)</text:span></text:p>
          <text:list>
            <text:list-item>
              <text:p text:style-name="P6">Risk, getiri ve yatırım stratejilerini grup ile tartışın.</text:p>
            </text:list-item>
          </text:list>
        </text:list-item>
      </text:list>
      <text:p text:style-name="Horizontal_20_Line"/>
      <text:h text:style-name="Heading_20_1" text:outline-level="1"><text:span text:style-name="Strong_20_Emphasis"/></text:h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h text:style-name="Heading_20_1" text:outline-level="1"><text:soft-page-break/><text:span text:style-name="Strong_20_Emphasis">Seans 7: Sigorta ve Finansal Güvence – Uygulama Adımları</text:span></text:h>
      <text:p text:style-name="Text_20_body"><text:span text:style-name="Strong_20_Emphasis">Süre: 60 dk</text:span></text:p>
      <text:list text:style-name="L7">
        <text:list-item>
          <text:p text:style-name="P7"><text:span text:style-name="Strong_20_Emphasis">Sigorta Türlerini Listeleme (10 dk)</text:span></text:p>
          <text:list>
            <text:list-item>
              <text:p text:style-name="P7">Sağlık, hayat, araç, mal sigortası örnekleri tabloya yazın.</text:p>
            </text:list-item>
          </text:list>
        </text:list-item>
        <text:list-item>
          <text:p text:style-name="P7"><text:span text:style-name="Strong_20_Emphasis">Sigorta İhtiyacını Hesaplama (15 dk)</text:span></text:p>
          <text:list>
            <text:list-item>
              <text:p text:style-name="P7">Kişisel durum, gelir ve riskleri göz önüne alarak poliçe seçin.</text:p>
            </text:list-item>
          </text:list>
        </text:list-item>
        <text:list-item>
          <text:p text:style-name="P7"><text:span text:style-name="Strong_20_Emphasis">Poliçe Maliyet Karşılaştırması (15 dk)</text:span></text:p>
          <text:list>
            <text:list-item>
              <text:p text:style-name="P7">Farklı şirket ve paketleri karşılaştırın.</text:p>
            </text:list-item>
          </text:list>
        </text:list-item>
        <text:list-item>
          <text:p text:style-name="P7"><text:span text:style-name="Strong_20_Emphasis">Risk Senaryosu Çalışması (10 dk)</text:span></text:p>
          <text:list>
            <text:list-item>
              <text:p text:style-name="P7">Ani bir hasar veya sağlık harcamasını simüle edin, sigorta etkisini tartışın.</text:p>
            </text:list-item>
          </text:list>
        </text:list-item>
        <text:list-item>
          <text:p text:style-name="P7"><text:span text:style-name="Strong_20_Emphasis">Tartışma (10 dk)</text:span></text:p>
          <text:list>
            <text:list-item>
              <text:p text:style-name="P7">Sigortanın finansal güvenceye katkısı ve öncelikleri belirleyin.</text:p>
            </text:list-item>
          </text:list>
        </text:list-item>
      </text:list>
      <text:p text:style-name="Horizontal_20_Line"/>
      <text:h text:style-name="Heading_20_1" text:outline-level="1"><text:span text:style-name="Strong_20_Emphasis"/></text:h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h text:style-name="Heading_20_1" text:outline-level="1"><text:soft-page-break/><text:span text:style-name="Strong_20_Emphasis">Seans 8: Finansal Planlama ve Gelecek Tasarımı – Uygulama Adımları</text:span></text:h>
      <text:p text:style-name="Text_20_body"><text:span text:style-name="Strong_20_Emphasis">Süre: 70 dk</text:span></text:p>
      <text:list text:style-name="L8">
        <text:list-item>
          <text:p text:style-name="P8"><text:span text:style-name="Strong_20_Emphasis">Finansal Hedefleri Belirleme (15 dk)</text:span></text:p>
          <text:list>
            <text:list-item>
              <text:p text:style-name="P8">Kısa (1 yıl), orta (1–5 yıl) ve uzun (5+ yıl) vadeli hedefleri yazın.</text:p>
            </text:list-item>
          </text:list>
        </text:list-item>
        <text:list-item>
          <text:p text:style-name="P8"><text:span text:style-name="Strong_20_Emphasis">Gelir-Gider-Tasarruf Döngüsü Planlama (15 dk)</text:span></text:p>
          <text:list>
            <text:list-item>
              <text:p text:style-name="P8">Gelir, gider, tasarruf ve yatırım adımlarını tabloya yerleştirin.</text:p>
            </text:list-item>
          </text:list>
        </text:list-item>
        <text:list-item>
          <text:p text:style-name="P8"><text:span text:style-name="Strong_20_Emphasis">5–10 Yıllık Finansal Plan Hazırlama (15 dk)</text:span></text:p>
          <text:list>
            <text:list-item>
              <text:p text:style-name="P8">Tasarruf, yatırım ve hedefleri birleştirerek plan oluşturun.</text:p>
            </text:list-item>
          </text:list>
        </text:list-item>
        <text:list-item>
          <text:p text:style-name="P8"><text:span text:style-name="Strong_20_Emphasis">Portföy ve Yatırım Planı (10 dk)</text:span></text:p>
          <text:list>
            <text:list-item>
              <text:p text:style-name="P8">Hangi yatırım araçları hangi hedef için kullanılacak?</text:p>
            </text:list-item>
          </text:list>
        </text:list-item>
        <text:list-item>
          <text:p text:style-name="P8"><text:span text:style-name="Strong_20_Emphasis">Grup Sunumu ve Tartışma (15 dk)</text:span></text:p>
          <text:list>
            <text:list-item>
              <text:p text:style-name="P8">Katılımcılar planlarını paylaşır, geri bildirim alınır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3T02:50:33.010516477</meta:creation-date>
    <dc:date>2025-12-11T12:07:27.430254900</dc:date>
    <meta:editing-duration>PT2M27S</meta:editing-duration>
    <meta:editing-cycles>2</meta:editing-cycles>
    <meta:generator>LibreOffice/25.8.3.2$Windows_X86_64 LibreOffice_project/8ca8d55c161d602844f5428fa4b58097424e324e</meta:generator>
    <meta:document-statistic meta:table-count="0" meta:image-count="0" meta:object-count="0" meta:page-count="8" meta:paragraph-count="111" meta:word-count="818" meta:character-count="5166" meta:non-whitespace-character-count="4549"/>
  </office:meta>
</office:document-meta>
</file>